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e4505"/>
    </style:style>
    <style:style style:name="P12" style:family="paragraph" style:parent-style-name="Standard">
      <style:paragraph-properties fo:text-align="center" style:justify-single-word="false"/>
      <style:text-properties fo:font-weight="bold" officeooo:rsid="00214144" officeooo:paragraph-rsid="00214144" style:font-weight-asian="bold" style:font-weight-complex="bold"/>
    </style:style>
    <style:style style:name="P13" style:family="paragraph" style:parent-style-name="Standard">
      <style:paragraph-properties fo:text-align="center" style:justify-single-word="false"/>
      <style:text-properties fo:font-weight="normal" officeooo:rsid="00214144" officeooo:paragraph-rsid="00214144" style:font-weight-asian="normal" style:font-weight-complex="normal"/>
    </style:style>
    <style:style style:name="P14" style:family="paragraph" style:parent-style-name="Standard">
      <style:paragraph-properties fo:text-align="start" style:justify-single-word="false"/>
      <style:text-properties fo:font-weight="normal" officeooo:rsid="00214144" officeooo:paragraph-rsid="00214144" style:font-weight-asian="normal" style:font-weight-complex="normal"/>
    </style:style>
    <style:style style:name="P15" style:family="paragraph" style:parent-style-name="Standard" style:list-style-name="L3">
      <style:text-properties officeooo:rsid="001e4505" officeooo:paragraph-rsid="001e4505"/>
    </style:style>
    <style:style style:name="P16" style:family="paragraph" style:parent-style-name="Standard" style:list-style-name="L1">
      <style:text-properties officeooo:rsid="00214144" officeooo:paragraph-rsid="00214144"/>
    </style:style>
    <style:style style:name="P17" style:family="paragraph" style:parent-style-name="Standard" style:list-style-name="L7">
      <style:paragraph-properties fo:text-align="start" style:justify-single-word="false"/>
      <style:text-properties officeooo:rsid="00214144" officeooo:paragraph-rsid="00214144"/>
    </style:style>
    <style:style style:name="P18" style:family="paragraph" style:parent-style-name="Standard" style:list-style-name="L3">
      <style:text-properties officeooo:rsid="00214144" officeooo:paragraph-rsid="00214144"/>
    </style:style>
    <style:style style:name="P19" style:family="paragraph" style:parent-style-name="Standard" style:list-style-name="L8">
      <style:text-properties officeooo:paragraph-rsid="00214144"/>
    </style:style>
    <style:style style:name="P20" style:family="paragraph" style:parent-style-name="Standard">
      <style:paragraph-properties fo:text-align="start" style:justify-single-word="false" fo:break-before="page"/>
      <style:text-properties fo:font-weight="normal" officeooo:rsid="00214144" officeooo:paragraph-rsid="00214144"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e4505"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1e4505"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e4505" style:font-weight-asian="normal" style:font-weight-complex="normal"/>
    </style:style>
    <style:style style:name="T9" style:family="text">
      <style:text-properties officeooo:rsid="001e4505"/>
    </style:style>
    <style:style style:name="T10" style:family="text">
      <style:text-properties officeooo:rsid="002141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Endurance (2) </text:p>
      <text:p text:style-name="P12">Zathras Cochran</text:p>
      <text:p text:style-name="P13"/>
      <text:p text:style-name="P14">Description: A nearby planet is registering massive power signals from deep below the surface. Send a team to investigate .. </text:p>
      <text:p text:style-name="P20">A nearby planet is registering massive power signals from deep below the surface. You are being sent to investigate .. </text:p>
      <text:p text:style-name="P4"/>
      <text:list xml:id="list6358187932467590203" text:style-name="L1">
        <text:list-item>
          <text:p text:style-name="P16">Maximum personnel: 6: If you have personnel on this mission in excess of the maximum then the remainder will die in a horrible transporter accident.</text:p>
        </text:list-item>
        <text:list-item>
          <text:p text:style-name="P16">Deep underground you find a massive machine. This thing is city-sized. It appears to be running the entire planet.</text:p>
        </text:list-item>
        <text:list-item>
          <text:p text:style-name="P16">The caretaker of this great machine is a being called Zathras. He/she/it will welcome you. He also claims to have invented warp drive.</text:p>
        </text:list-item>
        <text:list-item>
          <text:p text:style-name="P16">Zathras is dying and says the machine needs a new caretaker. He's hoping one of you will take his place.</text:p>
        </text:list-item>
      </text:list>
      <text:p text:style-name="P4"/>
      <text:p text:style-name="P11"><text:span text:style-name="T3">Survivors:</text:span><text:span text:style-name="T7"> <text:s/></text:span></text:p>
      <text:list xml:id="list8530507105262363222" text:style-name="L7">
        <text:list-item>
          <text:p text:style-name="P17"><text:span text:style-name="T8">If your mission is successful, anyone who does not choose to stay behind will survive this mission.</text:span></text:p>
        </text:list-item>
        <text:list-item>
          <text:p text:style-name="P17"><text:span text:style-name="T8">Otherwise, each roll a d6 and survive on a result of 4+.</text:span></text:p>
        </text:list-item>
      </text:list>
      <text:p text:style-name="P1"/>
      <text:p text:style-name="P6"><text:span text:style-name="T3">Success Criteria</text:span>: </text:p>
      <text:list xml:id="list4746993373993030785" text:style-name="L8">
        <text:list-item>
          <text:p text:style-name="P19"><text:span text:style-name="T10">Someone with one of the following skills must stay behind and take over stewardship of the great machine: SUPERIOR INTELLIGENCE, HOME REPAIR, PLUMBING, LINGUISTICS, LOGISTICS, COMMAND. PSI, TRIVIA EXPERT.</text:span></text:p>
        </text:list-item>
      </text:list>
      <text:p text:style-name="P1"/>
      <text:p text:style-name="P1"><text:span text:style-name="T3">Quartermaster</text:span>: The quartermaster has provided you with the following to assist in your mission: </text:p>
      <text:list xml:id="list2871170017175660084" text:style-name="L3">
        <text:list-item>
          <text:p text:style-name="P15"><text:span text:style-name="T10">Chinese handcuffs</text:span></text:p>
        </text:list-item>
        <text:list-item>
          <text:p text:style-name="P18">Two bags of sand</text:p>
        </text:list-item>
        <text:list-item>
          <text:p text:style-name="P18">An AK-47 with a 50 round belt.</text:p>
        </text:list-item>
      </text:list>
      <text:p text:style-name="P1"/>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38S</meta:editing-duration>
    <meta:editing-cycles>17</meta:editing-cycles>
    <meta:generator>LibreOffice/5.1.6.2$Windows_x86 LibreOffice_project/07ac168c60a517dba0f0d7bc7540f5afa45f0909</meta:generator>
    <dc:date>2017-08-20T14:05:21.513000000</dc:date>
    <meta:document-statistic meta:table-count="0" meta:image-count="0" meta:object-count="0" meta:page-count="2" meta:paragraph-count="27" meta:word-count="402" meta:character-count="2280" meta:non-whitespace-character-count="1906"/>
    <meta:user-defined meta:name="Info 1"/>
    <meta:user-defined meta:name="Info 2"/>
    <meta:user-defined meta:name="Info 3"/>
    <meta:user-defined meta:name="Info 4"/>
  </office:meta>
</office:document-meta>
</file>